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P22" style:family="paragraph" style:parent-style-name="Text_20_body">
      <style:text-properties officeooo:paragraph-rsid="0046dd26"/>
    </style:style>
    <style:style style:name="P23" style:family="paragraph" style:parent-style-name="Text_20_body">
      <style:text-properties officeooo:paragraph-rsid="00539aec"/>
    </style:style>
    <style:style style:name="P24" style:family="paragraph" style:parent-style-name="Text_20_body">
      <style:text-properties officeooo:paragraph-rsid="005deeac"/>
    </style:style>
    <style:style style:name="P25" style:family="paragraph" style:parent-style-name="Text_20_body">
      <style:text-properties officeooo:rsid="005f962d" officeooo:paragraph-rsid="005f962d"/>
    </style:style>
    <style:style style:name="P26" style:family="paragraph" style:parent-style-name="Text_20_body">
      <style:text-properties officeooo:paragraph-rsid="0051297e"/>
    </style:style>
    <style:style style:name="P27" style:family="paragraph" style:parent-style-name="Text_20_body">
      <style:text-properties officeooo:rsid="0087ad1f" officeooo:paragraph-rsid="0087ad1f"/>
    </style:style>
    <style:style style:name="P28" style:family="paragraph" style:parent-style-name="Text_20_body">
      <style:text-properties officeooo:paragraph-rsid="0096aa50"/>
    </style:style>
    <style:style style:name="P29" style:family="paragraph" style:parent-style-name="Text_20_body">
      <style:text-properties officeooo:paragraph-rsid="009d727e"/>
    </style:style>
    <style:style style:name="P30" style:family="paragraph" style:parent-style-name="Text_20_body">
      <style:text-properties officeooo:paragraph-rsid="009f6ab2"/>
    </style:style>
    <style:style style:name="P31" style:family="paragraph" style:parent-style-name="Text_20_body">
      <style:text-properties officeooo:paragraph-rsid="00a165c5"/>
    </style:style>
    <style:style style:name="P32" style:family="paragraph" style:parent-style-name="Text_20_body">
      <style:text-properties officeooo:paragraph-rsid="00df8fdc"/>
    </style:style>
    <style:style style:name="P33" style:family="paragraph" style:parent-style-name="Text_20_body">
      <style:text-properties officeooo:rsid="00f24c9a" officeooo:paragraph-rsid="00f24c9a"/>
    </style:style>
    <style:style style:name="P34" style:family="paragraph" style:parent-style-name="Text_20_body">
      <style:text-properties officeooo:paragraph-rsid="00f9f7d7"/>
    </style:style>
    <style:style style:name="P35" style:family="paragraph" style:parent-style-name="Text_20_body">
      <style:text-properties officeooo:paragraph-rsid="010c664e"/>
    </style:style>
    <style:style style:name="P36" style:family="paragraph" style:parent-style-name="Text_20_body">
      <style:text-properties officeooo:paragraph-rsid="01100737"/>
    </style:style>
    <style:style style:name="P37" style:family="paragraph" style:parent-style-name="Heading_20_3">
      <style:text-properties officeooo:rsid="0031b371" officeooo:paragraph-rsid="00368adc"/>
    </style:style>
    <style:style style:name="P38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41" style:family="paragraph" style:parent-style-name="Standard">
      <style:text-properties officeooo:rsid="00f2b011" officeooo:paragraph-rsid="00f2b011"/>
    </style:style>
    <style:style style:name="P42" style:family="paragraph" style:parent-style-name="Text_20_body">
      <style:text-properties officeooo:paragraph-rsid="0114c592"/>
    </style:style>
    <style:style style:name="P43" style:family="paragraph" style:parent-style-name="Text_20_body">
      <style:text-properties officeooo:rsid="00f24c9a" officeooo:paragraph-rsid="00f24c9a"/>
    </style:style>
    <style:style style:name="P44" style:family="paragraph" style:parent-style-name="Text_20_body">
      <style:text-properties officeooo:paragraph-rsid="011d1b1c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3b820" style:letter-kerning="true" style:font-name-asian="Arial Unicode MS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f2b0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f473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f5a19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f779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f819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f828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f9f7d7" style:letter-kerning="true" style:font-name-asian="Arial Unicode MS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fe63d4" style:letter-kerning="true" style:font-name-asian="Arial Unicode MS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100519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10151c3" style:letter-kerning="true" style:font-name-asian="Arial Unicode MS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10199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102222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102c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105fb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107eee0" style:letter-kerning="true" style:font-name-asian="Arial Unicode MS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10869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108f9fd" style:letter-kerning="true" style:font-name-asian="Arial Unicode MS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10c664e" style:letter-kerning="true" style:font-name-asian="Arial Unicode MS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officeooo:rsid="010e51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74" style:family="text">
      <style:text-properties style:use-window-font-color="true" loext:opacity="0%" style:font-name="Liberation Serif" fo:font-size="12pt" fo:language="hu" fo:country="HU" officeooo:rsid="011025e5" style:letter-kerning="true" style:font-name-asian="Arial Unicode MS" style:font-size-asian="12pt" style:language-asian="hi" style:country-asian="IN" style:font-name-complex="Liberation Serif1" style:font-size-complex="12pt"/>
    </style:style>
    <style:style style:name="T175" style:family="text">
      <style:text-properties style:use-window-font-color="true" loext:opacity="0%" style:font-name="Liberation Serif" fo:font-size="12pt" fo:language="hu" fo:country="HU" officeooo:rsid="01110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6" style:family="text">
      <style:text-properties style:use-window-font-color="true" loext:opacity="0%" style:font-name="Liberation Serif" fo:font-size="12pt" fo:language="hu" fo:country="HU" officeooo:rsid="011413d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7" style:family="text">
      <style:text-properties style:use-window-font-color="true" loext:opacity="0%" style:font-name="Liberation Serif" fo:font-size="12pt" fo:language="hu" fo:country="HU" officeooo:rsid="0114c5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8" style:family="text">
      <style:text-properties style:use-window-font-color="true" loext:opacity="0%" style:font-name="Liberation Serif" fo:font-size="12pt" fo:language="hu" fo:country="HU" officeooo:rsid="01165ba6" style:letter-kerning="true" style:font-name-asian="Arial Unicode MS" style:font-size-asian="12pt" style:language-asian="hi" style:country-asian="IN" style:font-name-complex="Liberation Serif1" style:font-size-complex="12pt"/>
    </style:style>
    <style:style style:name="T179" style:family="text">
      <style:text-properties style:use-window-font-color="true" loext:opacity="0%" style:font-name="Liberation Serif" fo:font-size="12pt" fo:language="hu" fo:country="HU" officeooo:rsid="01171d78" style:letter-kerning="true" style:font-name-asian="Arial Unicode MS" style:font-size-asian="12pt" style:language-asian="hi" style:country-asian="IN" style:font-name-complex="Liberation Serif1" style:font-size-complex="12pt"/>
    </style:style>
    <style:style style:name="T180" style:family="text">
      <style:text-properties style:use-window-font-color="true" loext:opacity="0%" style:font-name="Liberation Serif" fo:font-size="12pt" fo:language="hu" fo:country="HU" officeooo:rsid="011d15b5" style:letter-kerning="true" style:font-name-asian="Arial Unicode MS" style:font-size-asian="12pt" style:language-asian="hi" style:country-asian="IN" style:font-name-complex="Liberation Serif1" style:font-size-complex="12pt"/>
    </style:style>
    <style:style style:name="T181" style:family="text">
      <style:text-properties style:use-window-font-color="true" loext:opacity="0%" style:font-name="Liberation Serif" fo:font-size="12pt" fo:language="hu" fo:country="HU" officeooo:rsid="011d1b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82" style:family="text">
      <style:text-properties style:use-window-font-color="true" loext:opacity="0%" style:font-name="Liberation Serif" fo:font-size="12pt" fo:language="hu" fo:country="HU" officeooo:rsid="011eba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3" style:family="text">
      <style:text-properties style:use-window-font-color="true" loext:opacity="0%" style:font-name="Liberation Serif" fo:font-size="12pt" fo:language="hu" fo:country="HU" officeooo:rsid="011f7ed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loext:opacity="0%" style:font-name="Liberation Serif" fo:font-size="12pt" fo:language="hu" fo:country="HU" officeooo:rsid="011fea5a" style:letter-kerning="true" style:font-name-asian="Arial Unicode MS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officeooo:rsid="0120ea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officeooo:rsid="0121907e" style:letter-kerning="true" style:font-name-asian="Arial Unicode MS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3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4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5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6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7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8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9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0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1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2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3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4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5" style:family="text">
      <style:text-properties style:use-window-font-color="true" loext:opacity="0%" style:font-name="Liberation Serif" fo:font-size="12pt" fo:language="hu" fo:country="HU" officeooo:rsid="0104cd1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6" style:family="text">
      <style:text-properties style:use-window-font-color="true" loext:opacity="0%" style:font-name="Liberation Serif" fo:font-size="12pt" fo:language="hu" fo:country="HU" fo:font-style="itali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7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8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9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0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1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2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3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4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5" style:family="text">
      <style:text-properties style:use-window-font-color="true" loext:opacity="0%" style:font-name="Liberation Serif" fo:font-size="12pt" fo:language="hu" fo:country="HU" fo:font-style="italic" officeooo:rsid="00f160ab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6" style:family="text">
      <style:text-properties style:use-window-font-color="true" loext:opacity="0%" style:font-name="Liberation Serif" fo:font-size="12pt" fo:language="hu" fo:country="HU" fo:font-style="italic" officeooo:rsid="00b3b82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7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8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9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0" style:family="text">
      <style:text-properties style:use-window-font-color="true" loext:opacity="0%" style:font-name="Liberation Serif" fo:font-size="12pt" fo:language="hu" fo:country="HU" fo:font-style="italic" fo:font-weight="bold" officeooo:rsid="010199d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1" style:family="text">
      <style:text-properties style:use-window-font-color="true" loext:opacity="0%" style:font-name="Liberation Serif" fo:font-size="12pt" fo:language="hu" fo:country="HU" fo:font-style="italic" fo:font-weight="bold" officeooo:rsid="00efeb75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2" style:family="text">
      <style:text-properties style:use-window-font-color="true" loext:opacity="0%" style:font-name="Liberation Serif" fo:font-size="12pt" fo:language="hu" fo:country="HU" fo:font-style="italic" fo:font-weight="bold" officeooo:rsid="0043a16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3" style:family="text">
      <style:text-properties style:use-window-font-color="true" loext:opacity="0%" style:font-name="Liberation Serif" fo:font-size="12pt" fo:language="hu" fo:country="HU" fo:font-style="italic" fo:font-weight="bold" officeooo:rsid="004404e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4" style:family="text">
      <style:text-properties style:use-window-font-color="true" loext:opacity="0%" style:font-name="Liberation Serif" fo:font-size="12pt" fo:language="hu" fo:country="HU" fo:font-style="italic" fo:font-weight="bold" officeooo:rsid="0048bb7a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5" style:family="text">
      <style:text-properties style:use-window-font-color="true" loext:opacity="0%" style:font-name="Liberation Serif" fo:font-size="12pt" fo:language="hu" fo:country="HU" fo:font-style="italic" fo:font-weight="bold" officeooo:rsid="00ddee27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6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227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2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22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" style:font-size-asian="12pt" style:language-asian="hi" style:country-asian="IN" style:font-name-complex="Liberation Serif1" style:font-size-complex="12pt"/>
    </style:style>
    <style:style style:name="T23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23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232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" style:font-size-asian="12pt" style:language-asian="hi" style:country-asian="IN" style:font-name-complex="Liberation Serif1" style:font-size-complex="12pt"/>
    </style:style>
    <style:style style:name="T233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4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5" style:family="text">
      <style:text-properties style:use-window-font-color="true" loext:opacity="0%" style:font-name="Liberation Serif" fo:font-size="12pt" fo:language="hu" fo:country="HU" fo:font-weight="bold" officeooo:rsid="00f2b011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6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" style:font-size-asian="12pt" style:language-asian="hi" style:country-asian="IN" style:font-weight-asian="normal" style:font-name-complex="Liberation Serif1" style:font-size-complex="12pt" style:font-weight-complex="normal"/>
    </style:style>
    <style:style style:name="T237" style:family="text">
      <style:text-properties officeooo:rsid="0031b371"/>
    </style:style>
    <style:style style:name="T238" style:family="text">
      <style:text-properties officeooo:rsid="003366c4"/>
    </style:style>
    <style:style style:name="T239" style:family="text">
      <style:text-properties officeooo:rsid="00368adc"/>
    </style:style>
    <style:style style:name="T240" style:family="text">
      <style:text-properties officeooo:rsid="00373a68"/>
    </style:style>
    <style:style style:name="T241" style:family="text">
      <style:text-properties officeooo:rsid="003c174f"/>
    </style:style>
    <style:style style:name="T242" style:family="text">
      <style:text-properties officeooo:rsid="0040db87"/>
    </style:style>
    <style:style style:name="T243" style:family="text">
      <style:text-properties officeooo:rsid="0046dd26"/>
    </style:style>
    <style:style style:name="T244" style:family="text">
      <style:text-properties officeooo:rsid="00fbdeb8"/>
    </style:style>
    <style:style style:name="T245" style:family="text">
      <style:text-properties officeooo:rsid="00fd420e"/>
    </style:style>
    <style:style style:name="T246" style:family="text">
      <style:text-properties officeooo:rsid="0100c0d6"/>
    </style:style>
    <style:style style:name="T247" style:family="text">
      <style:text-properties officeooo:rsid="01100737"/>
    </style:style>
    <style:style style:name="T248" style:family="text">
      <style:text-properties officeooo:rsid="011025e5"/>
    </style:style>
    <style:style style:name="T249" style:family="text">
      <style:text-properties officeooo:rsid="01110a68"/>
    </style:style>
    <style:style style:name="T250" style:family="text">
      <style:text-properties officeooo:rsid="01129033"/>
    </style:style>
    <style:style style:name="T251" style:family="text">
      <style:text-properties officeooo:rsid="011413d8"/>
    </style:style>
    <style:style style:name="T252" style:family="text">
      <style:text-properties fo:font-weight="bold" officeooo:rsid="01100737" style:font-weight-asian="bold" style:font-weight-complex="bold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officeooo:rsid="011025e5" style:font-style-asian="italic" style:font-style-complex="italic"/>
    </style:style>
    <style:style style:name="T255" style:family="text">
      <style:text-properties officeooo:rsid="0114daf1"/>
    </style:style>
    <style:style style:name="T256" style:family="text">
      <style:text-properties officeooo:rsid="01165ba6"/>
    </style:style>
    <style:style style:name="T257" style:family="text">
      <style:text-properties officeooo:rsid="01171d78"/>
    </style:style>
    <style:style style:name="T258" style:family="text">
      <style:text-properties officeooo:rsid="0117fd0a"/>
    </style:style>
    <style:style style:name="T259" style:family="text">
      <style:text-properties officeooo:rsid="011a43fe"/>
    </style:style>
    <style:style style:name="T260" style:family="text">
      <style:text-properties officeooo:rsid="011c080f"/>
    </style:style>
    <style:style style:name="T261" style:family="text">
      <style:text-properties officeooo:rsid="011fea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"Nincsenek titkaim" - Privacy az interneten</text:p>
      <text:p text:style-name="P1"><text:span text:style-name="T237">5</text:span>. rész: <text:span text:style-name="T238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91"> említettük </text:span><text:span text:style-name="T192">a </text:span><text:span text:style-name="T193">cselekvés </text:span><text:span text:style-name="T192">legnagyobb gátj</text:span><text:span text:style-name="T191">át</text:span><text:span text:style-name="T192">: </text:span><text:span text:style-name="T194">ez nem más, mint </text:span><text:span text:style-name="T192">a</text:span><text:span text:style-name="T13">z ember személyes kényelmi igénye és annak maximális szinten tartása. „</text:span><text:span text:style-name="T207">A k</text:span><text:span text:style-name="T208">ényelem mindent má</text:span><text:span text:style-name="T207">s </text:span><text:span text:style-name="T209">szempontot</text:span><text:span text:style-name="T207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211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7" text:outline-level="3">Whatsapp, Instagram, Messenger, Viber, Skype, <text:span text:style-name="T245">Snapchat</text:span></text:h>
      <text:p text:style-name="P13">A sor még foly<text:span text:style-name="T239">tatható, de kétség kívül a fenti csevegőprogramok </text:span><text:span text:style-name="T15">szállítják </text:span><text:span text:style-name="T239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175">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</text:span><text:span text:style-name="T162">végpont</text:span><text:span text:style-name="T15">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a xlink:type="simple" xlink:href="https://www.youtube.com/watch?v=E5FEqGYLL0o" text:style-name="Internet_20_link" text:visited-style-name="Visited_20_Internet_20_Link"><text:span text:style-name="T210">How asymmetric (public key) encryption works</text:span></text:a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88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89">ellenséges ál</text:span><text:span text:style-name="T190">l</text:span><text:span text:style-name="T189">amokkal</text:span><text:span text:style-name="T188"> szemben sem, akik szinte biztos, hogy megtalálják ezeket a gyenge pontoka</text:span><text:span text:style-name="T189">t</text:span><text:span text:style-name="T188"> és sebezhetőségként használva olyan adatokhoz juthatnak, amik aztán </text:span><text:span text:style-name="T204">már </text:span><text:span text:style-name="T188">tényleg nemzetbiztonsági kockázatot rejthetnek. </text:span><text:span text:style-name="T196">Zárójelben: m</text:span><text:span text:style-name="T189">in fognak kommunikálni </text:span><text:span text:style-name="T203">például </text:span><text:span text:style-name="T189">a </text:span><text:span text:style-name="T203">szenzitív adatokkal dolgozó állambiztonsági alkalmazottak</text:span><text:span text:style-name="T189">, ha minden titkosítás k</text:span><text:span text:style-name="T190">ijátszható</text:span><text:span text:style-name="T189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,</text:span><text:span text:style-name="T16"> Viber é</text:span><text:span text:style-name="T163">s Snapchat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163">A Snapchat a küldött képeket titkosítja, semmi mást nem.</text:span><text:span text:style-name="T18">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240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241">az említett </text:span><text:span text:style-name="T163">hat</text:span><text:span text:style-name="T36"> </text:span><text:span text:style-name="T241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240">, de a demokráciát sajátosan értelmező államoknak időről időre kiadnak.</text:span></text:p>
      <text:p text:style-name="P13"/>
      <text:p text:style-name="P16"/>
      <text:p text:style-name="P38"><text:span text:style-name="T242">3. </text:span><text:span text:style-name="T24">Megismerhetetlenség</text:span></text:p>
      <text:p text:style-name="P17">Ennek megértéséhez dióhéjban <text:span text:style-name="T243">felvázoljuk hogy jut el egy üzenet az egyik mobilkészülékről a másikra. Az üzenet a feladó készülékéről először a szolgáltató (pl. Whats</text:span><text:span text:style-name="T246">A</text:span><text:span text:style-name="T243">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2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2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212">megismerhetetlenség</text:span><text:span text:style-name="T66"> elve érvényesül.</text:span></text:p>
      <text:p text:style-name="P32"><text:span text:style-name="T225">Permanent Record</text:span><text:span text:style-name="T234">:</text:span><text:span text:style-name="T236"> n</text:span><text:span text:style-name="T143">em véletlen az angol kifejezés, eddig ugyanis nem fordították még le Edward Snowden, amerikai volt titkosszolga és etikus kiszivárogtató (whistleblower) új könyvének címét. A </text:span><text:span text:style-name="T164">névadás</text:span><text:span text:style-name="T143">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231">véglegesen, kitörölhetetlenül megmarad, </text:span><text:span text:style-name="T230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232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44"><text:span text:style-name="T144">Mit jelent ez a a csevegőalkalmazások esetében? A fent taglalt kézbesítés módját:<text:line-break/>Az a szolgáltatás, ami csak „postás” – tehát nem őrzi meg az üzenetünket – biztosítja, hogy az üzenet tartalma nem csak most, </text:span><text:span text:style-name="T230">hanem bármikor a jövőben is</text:span><text:span text:style-name="T144"> – </text:span><text:span text:style-name="T180">akkor is, ha a ma használt titkosítás a jövőben törhetővé válna – </text:span><text:span text:style-name="T144">a küldő és fogadó félen kívül más számára nem lesz</text:span><text:span text:style-name="T145">nek</text:span><text:span text:style-name="T144"> megismerhető</text:span><text:span text:style-name="T145">ek</text:span><text:span text:style-name="T144">. </text:span><text:span text:style-name="T165">Ez az ún. „</text:span><text:span text:style-name="T220">future secrecy</text:span><text:span text:style-name="T165">” elve. </text:span><text:span text:style-name="T144">Az a szolgáltatás viszont, ami megőriz egy példányt, </text:span><text:span text:style-name="T145">megőrzi az</text:span><text:span text:style-name="T152">t</text:span><text:span text:style-name="T145"> „örökre” – nem biztosít</text:span><text:span text:style-name="T147">ja</text:span><text:span text:style-name="T145"> az üzenet megismerhetetlenségét. </text:span><text:span text:style-name="T181">Fontos kiegészítés, hogy az a „jó postás”, amelyik nem csak az üzeneteket, de a metaadatokat sem tárolja (ki, kinek/</text:span><text:span text:style-name="T182">kiknek</text:span><text:span text:style-name="T181">, mikor, milyen gyakran írt)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6"><text:span text:style-name="T37">Nem mindegy, hogy az </text:span><text:span text:style-name="T183">csevegő</text:span><text:span text:style-name="T37">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21"/>
      <text:p text:style-name="P39">Alternatíva: Signal Private Messenger (<text:a xlink:type="simple" xlink:href="https://signal.org/" text:style-name="Internet_20_link" text:visited-style-name="Visited_20_Internet_20_Link">signal.org</text:a>)</text:p>
      <text:p text:style-name="P26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8"><text:span text:style-name="T38">A </text:span><text:span text:style-name="T219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, </text:span><text:span text:style-name="T166">ami a kapcsolati háló alapja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</text:span><text:span text:style-name="T167">a</text:span><text:span text:style-name="T26"> </text:span><text:span text:style-name="T88">n</text:span><text:span text:style-name="T30">yílt forráskód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1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214">Signal protokoll</text:span><text:span text:style-name="T91"> segítségével </text:span><text:span text:style-name="T183">(mélyvíz </text:span><text:a xlink:type="simple" xlink:href="https://signal.org/blog/advanced-ratcheting/" text:style-name="Internet_20_link" text:visited-style-name="Visited_20_Internet_20_Link">link1</text:a><text:span text:style-name="T183"> és </text:span><text:a xlink:type="simple" xlink:href="https://signal.org/docs/specifications/doubleratchet/" text:style-name="Internet_20_link" text:visited-style-name="Visited_20_Internet_20_Link">link2</text:a><text:span text:style-name="T183">)</text:span><text:span text:style-name="T91">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226">nem </text:span><text:span text:style-name="T227">is </text:span><text:span text:style-name="T226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9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8"><text:span text:style-name="T91">Szerencsére használata hasonlóan gördülékeny és felhasználóbarát, mint társaié, az alábbi kényelmi funkciókat nyújtja</text:span><text:span text:style-name="T38">:</text:span></text:p>
      <text:p text:style-name="P42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3">egyéni és </text:span><text:span text:style-name="T221">csoportos </text:span><text:span text:style-name="T222">h</text:span><text:span text:style-name="T223">ang</text:span><text:span text:style-name="T221">/</text:span><text:span text:style-name="T224">videóhívás</text:span><text:span text:style-name="T30">, </text:span><text:span text:style-name="T177">valamint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116">, </text:span><text:span text:style-name="T177">sima- és animált </text:span><text:span text:style-name="T140">matric</text:span><text:span text:style-name="T184">a</text:span><text:span text:style-name="T140">, </text:span><text:span text:style-name="T116">emoji </text:span><text:span text:style-name="T25">küldése/fogadása – </text:span><text:span text:style-name="T101">természetesen mind titkosítottan, </text:span><text:span text:style-name="T155">továbbá csoport admin funkciók</text:span><text:span text:style-name="T184"> is elérhetőek.</text:span></text:p>
      <text:p text:style-name="P24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228">é</text:span><text:span text:style-name="T229">s</text:span><text:span text:style-name="T50"> a fogadó készülékéről is törlődik </text:span><text:span text:style-name="T70">az üzenet/kép/videó.</text:span></text:p>
      <text:p text:style-name="P24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a xlink:type="simple" xlink:href="https://signal.org/" text:style-name="Internet_20_link" text:visited-style-name="Visited_20_Internet_20_Link"><text:span text:style-name="T233">signal.org</text:span></text:a><text:span text:style-name="T137"> weboldalról.</text:span></text:p>
      <text:p text:style-name="P23"><text:span text:style-name="T39">A Signal f</text:span><text:span text:style-name="T31">ejlesztője </text:span><text:span text:style-name="T156">eredetileg </text:span><text:span text:style-name="T31">az </text:span><text:span text:style-name="T25">Open Whisper Systems </text:span><text:span text:style-name="T45">cég </text:span><text:span text:style-name="T156">volt</text:span><text:span text:style-name="T25">, </text:span><text:span text:style-name="T156">de a fejlesztés 2019 körül </text:span><text:span text:style-name="T39">egy nonprofit alapítvány – a Signal Foundation – keretében </text:span><text:span text:style-name="T156">folytatódott azonos gárdával. Az alapítványi forma (501c3) <text:s/>biztosítja, hogy a céget és a fejlesztést ne lehessen felvásárolni</text:span><text:span text:style-name="T25">. </text:span><text:span text:style-name="T39">A </text:span><text:span text:style-name="T156">Signal Foundation </text:span><text:span text:style-name="T39">jelentős adományokat kapott az elmúlt években, így fejlesztése és jövője biztosított,</text:span><text:span text:style-name="T103"> a</text:span><text:span text:style-name="T45">z alkalmazás ingyenes, </text:span><text:span text:style-name="T156">nem szorul rá az ellentmondásos személyes adatgyűjtés</text:span><text:span text:style-name="T157">i</text:span><text:span text:style-name="T156"> gyakorla</text:span><text:span text:style-name="T157">tra</text:span><text:span text:style-name="T156"> </text:span><text:span text:style-name="T103">és természetesen </text:span><text:span text:style-name="T45">semmilyen reklámot nem tartalmaz.</text:span></text:p>
      <text:h text:style-name="Heading_20_3" text:outline-level="3">Mentális drogok</text:h>
      <text:p text:style-name="P36">A <text:span text:style-name="T252">for-profit</text:span><text:span text:style-name="T247"> cégek legfőbb célja, hogy a felhasználók minél többet használják a terméküket, a lehető leg</text:span><text:span text:style-name="T249">inkább </text:span><text:span text:style-name="T247">addiktívebb legyen – hisz így </text:span><text:span text:style-name="T250">az emberek</text:span><text:span text:style-name="T247"> több adatot „termelnek” magukról, a bőséges „szürethez”, pedig ez kell. Ennek eléréséért a beépített képességek és a felhasználói felület dizájn elemei is úgy vannak megtervezve, hogy mentális függőséget alakítsanak ki. Színes, tudat alatt táplálkozással összekapcsolható elemek is helyt kapnak, mint például a kis piros bogyók amelyek valamilyen újdonságra, értesítésre, új üzenetre utalnak. Ezek a kis, piros, bokrokon növő bogyókra hasonlítanak, amelyek leszedése fontos feladat volt még az ősidőkben. Rá akarunk nyomni, zavar, ha ott marad, de magunk se tudjuk, miért. </text:span><text:span text:style-name="T184">De</text:span><text:span text:style-name="T248"> beszélhetünk a „</text:span><text:span text:style-name="T254">Stories</text:span><text:span text:style-name="T248">” vagy a „</text:span><text:span text:style-name="T254">Last online</text:span><text:span text:style-name="T248">” státuszjelzőkről, </text:span><text:span text:style-name="T174">amelyek</text:span><text:span text:style-name="T248"> nemcsak az internetes zaklatás egy enyhébb, de kellemetlen formáját valósítják meg, de szorongáskeltő hatásuk is bizonyított. </text:span><text:span text:style-name="T184">Egy</text:span><text:span text:style-name="T250"> másik példa: </text:span><text:span text:style-name="T248">Indiában több, erőszakba torkolló tömeges felkelés volt a WhatsApp-on korlátlanul terjedő </text:span><text:soft-page-break/><text:span text:style-name="T248">álhíreknek köszönhetően. A cég ezután külső nyomásra korlátozta a „Továbbítás” funkció egy időben kiválasztható maximális címzettjeinek számát.</text:span></text:p>
      <text:p text:style-name="P36"><text:span text:style-name="T247">Egy non-profit </text:span><text:span text:style-name="T248">cég </text:span><text:span text:style-name="T247">viszont megengedheti magának, hogy a felhasználható </text:span><text:span text:style-name="T248">mentális egészségét szem előtt tartva etikus tervezéssel készítse el a felhasználói felületet és kihagyjon, </text:span><text:span text:style-name="T251">vagy korlátozott formában vezessen be</text:span><text:span text:style-name="T248"> olyan funkciókat, amik bár kedveltek, de egyértelműen szorongáshoz, mentális zavarokhoz vezetnek. Szerencsére a Signal fejlesztése ezek szem előtt tartásával történik. </text:span><text:span text:style-name="T261">Például egyszerre maximum 5 címzettnek tudunk egy üzenetet továbbítani.</text:span><text:span text:style-name="T248"> </text:span><text:span text:style-name="T251">Ez</text:span><text:span text:style-name="T261">ek a korlátok</text:span><text:span text:style-name="T251"> okozhat</text:span><text:span text:style-name="T261">nak</text:span><text:span text:style-name="T251"> csalódottságot azoknál, akik megszokták a </text:span><text:span text:style-name="T176">funkciókat, de attól, hogy valami kedvelt, még lehet nagyon káros..</text:span></text:p>
      <text:h text:style-name="Heading_20_3" text:outline-level="3">Titkosítás</text:h>
      <text:p text:style-name="P23"><text:span text:style-name="T197">A</text:span><text:span text:style-name="T202">hogy korábban említettük </text:span><text:span text:style-name="T197">a</text:span><text:span text:style-name="T198"> Signal – saját fejlesztésű, </text:span><text:span text:style-name="T199">nemzetközi szakmai elismerésnek örvendő – </text:span><text:span text:style-name="T198">végpontok közti </text:span><text:span text:style-name="T200">titkosítását </text:span><text:span text:style-name="T201">(</text:span><text:span text:style-name="T217">S</text:span><text:span text:style-name="T218">ignal protokoll</text:span><text:span text:style-name="T201">) </text:span><text:span text:style-name="T200">beépítették má</text:span><text:span text:style-name="T198">s</text:span><text:span text:style-name="T200"> a</text:span><text:span text:style-name="T198">lkalmazásokba </text:span><text:span text:style-name="T200">is, </text:span><text:span text:style-name="T205">lassan kvázi iparági standard lesz</text:span><text:span text:style-name="T200">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68">pár éve</text:span><text:span text:style-name="T133"> </text:span><text:span text:style-name="T31">a </text:span><text:span text:style-name="T25">Whats</text:span><text:span text:style-name="T157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</text:span><text:span text:style-name="T157">sajnos nem jelenti</text:span><text:span text:style-name="T158">k</text:span><text:span text:style-name="T157"> azt, hogy ezek az </text:span><text:span text:style-name="T169">egyéb </text:span><text:span text:style-name="T157">alkalmazások ne tudnának adatot gyűjteni a használóikról. Ugyan az üzenetekbe </text:span><text:span text:style-name="T159">a titkosítás miatt </text:span><text:span text:style-name="T157">alapesetben nem tudnak belenézni (a mentések</text:span><text:span text:style-name="T185">be</text:span><text:span text:style-name="T157"> már </text:span><text:span text:style-name="T185">igen</text:span><text:span text:style-name="T157">), de a metadatok (kapcsolati háló, ki, kinek, mikor, milyen gyakran üzen) begyűjtését </text:span><text:span text:style-name="T160">továbbra is </text:span><text:span text:style-name="T157">hörcsög módjára űzik. </text:span><text:span text:style-name="T170">A Signal a metaadatokat is titkosítja, így nem képes azok gyűjtésére.</text:span></text:p>
      <text:p text:style-name="P30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</text:span><text:span text:style-name="T185">akkor még „</text:span><text:span text:style-name="T95">Open Whisper Systems” </text:span><text:span text:style-name="T185">néven futó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4"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annyira félt </text:span><text:span text:style-name="T46">a </text:span><text:span text:style-name="T45">lehallgatá</text:span><text:span text:style-name="T71">stól, </text:span><text:span text:style-name="T161">hogy</text:span><text:span text:style-name="T71"> </text:span><text:span text:style-name="T45">Signalt </text:span><text:span text:style-name="T171">kezdtek </text:span><text:span text:style-name="T45">használ</text:span><text:span text:style-name="T171">ni</text:span><text:span text:style-name="T45"> belső kommunikációra </text:span><text:span text:style-name="T46">– egyedül ezt az alkalmazást ítélték megbízhatónak</text:span><text:span text:style-name="T45">. </text:span><text:span text:style-name="T141">2019 decemberében pedig a titkosítást nyíltan betiltani kívánó brit Konzervatív párt képviselői tértek át Whatsappról Signalra – ami talán nevezhető képmutatásnak annak fényében, hogy előtte mit szorgalmaztak az ország „védelme érdekében”.</text:span></text:p>
      <text:p text:style-name="P25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 </text:span><text:span text:style-name="T215">Telex</text:span><text:span text:style-name="T206">.</text:span><text:span text:style-name="T216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</text:span><text:span text:style-name="T154">70 640 0003</text:span><text:span text:style-name="T9">).</text:span></text:p>
      <text:h text:style-name="Heading_20_3" text:outline-level="3">Átszokás…?</text:h>
      <text:p text:style-name="P20">„Na jó, de akkor most töröljem le a Whatsappot, ne máár…!?”</text:p>
      <text:p text:style-name="P35"><text:span text:style-name="T52">Nem, </text:span><text:span text:style-name="T54">nem</text:span><text:span text:style-name="T52"> kell </text:span><text:span text:style-name="T186">rögtön </text:span><text:span text:style-name="T52">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172">A WhatsApp „Stories” funkciójába kitett közlemény az átállásról, vagy a Signal </text:span><text:a xlink:type="simple" xlink:href="https://twitter.com/signalapp/status/1347309781564813312" text:style-name="Internet_20_link" text:visited-style-name="Visited_20_Internet_20_Link">csoportmeghívó link funkciója</text:a><text:span text:style-name="T172"> nagyban megkönnyítheti ez</text:span><text:span text:style-name="T173">t.</text:span></text:p>
      <text:p text:style-name="P35"><text:span text:style-name="T53">Nehéz pár szóban </text:span><text:span text:style-name="T75">megválaszolni</text:span><text:span text:style-name="T53"> az ilyenkor sablonszerűen jövő megszokott kérdéseket („</text:span><text:span text:style-name="T213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</text:span><text:soft-page-break/><text:span text:style-name="T76">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33"><text:span text:style-name="T54">P</text:span><text:span text:style-name="T9">ikáns adalékként érkezett 2021 januárjában a WhatsApp alkalmazásban felugró jogi beleegyezést sürgető értesítés, mely ahhoz kér engedélyt, hogy a felhasználó egyezzen bele minden WhatsAppból származó személyes adatának átadásába a Facebook számára – akkor is, ha nincs Facebook azonosítója (ilyenkor egy "árnyék profil" készül róla). Ha nem fogadja el, pár héten belül törlik a regisztrációját. </text:span></text:p>
      <text:p text:style-name="P33"><text:span text:style-name="T9">A felháborodás meglepően </text:span><text:span text:style-name="T155">elsöprő</text:span><text:span text:style-name="T9"> volt, tömegek kezdek alternatívát keresni. A Facebook </text:span><text:span text:style-name="T155">lépése a saját szempontjából érthető volt, elérkezettnek láthatta az időt, hogy a WhatsApp 2014-es bekebelezésére kiadott pénzt (</text:span><text:span text:style-name="T235">19 milliárd</text:span><text:span text:style-name="T155"> dollár) valahogy elkezdje visszahozni. Ez pedig a felhasználói adatok „leszüretelését” és a profil alapú célzott reklámok WhatsAppba való beillesztését jelenti.</text:span></text:p>
      <text:p text:style-name="P41">A Signal felhasználói bázisa pár nap alatt növekedett a többszörösére (valahol 50 és 100 millió között <text:span text:style-name="T244">járt</text:span> 2021. január végén). Ú<text:span text:style-name="T244">gy tűnik lassan kezd megjelenni az átlagemberek gondolkodásában is a tudatosság és kezd gyökeret verni az eddig elhesegetett privacy fontossága.</text:span></text:p>
      <text:p text:style-name="P33"/>
      <text:h text:style-name="Heading_20_3" text:outline-level="3">Mitől véd és mitől nem?</text:h>
      <text:p text:style-name="Text_20_body">A továbbított adatok (<text:span text:style-name="T253">Data-in-Transit</text:span>) és a tárolt adatok (<text:span text:style-name="T253">Data-at-Rest</text:span>) védelme két külön dolog.</text:p>
      <text:p text:style-name="Text_20_body">A Signal <text:span text:style-name="T258">csevegőprogram </text:span><text:span text:style-name="T253">Data-in-Transit</text:span> szinten nyújt védelmet a végpontok közti titkosítás (E2EE) segítségével. <text:span text:style-name="T259">E</text:span><text:span text:style-name="T255">z azt jelenti, hogy a védelem </text:span>onnan <text:span text:style-name="T255">kezdve él</text:span>, hogy üzenetü<text:span text:style-name="T255">nk</text:span> elhagyja a telefon<text:span text:style-name="T255">unk és ott ért véget mikor </text:span>megérkezik a címzetthez. Menet közben, míg áthalad az internet sok-sok szerverén és netszolgáltatóján, addig a jelenleg törhetetlen titkosítása miatt nem lehetséges belenézni, sem metaadatot gyűjteni belőle (ki küldte kinek, stb).</text:p>
      <text:p text:style-name="Text_20_body">Viszont a telefon<text:span text:style-name="T256">unkon</text:span> levő üzenet-adatbázis (<text:span text:style-name="T253">Data-at-Rest</text:span>) ugyan titkosítva van, de a nyitó kulcsa is magán a fizikai telefonon van (hiszen valahogy vissza kell fejteni hogy lás<text:span text:style-name="T256">suk</text:span>). A jobb telefonok háttértára – amin minden <text:span text:style-name="T178">program, </text:span>adat é<text:span text:style-name="T256">s</text:span> adatbázis van – titkosí<text:span text:style-name="T256">tott </text:span>(<text:span text:style-name="T256">ilyen </text:span>minden iPhone) és csak a jelkód<text:span text:style-name="T257">unk</text:span>, <text:span text:style-name="T257">arcképünk, </text:span>vagy ujj<text:span text:style-name="T257">l</text:span>enyomat<text:span text:style-name="T257">unk</text:span> oldja fel. Így <text:span text:style-name="T257">tehát csak </text:span>akkor tudnak hozzáférni az adatokhoz, ha fizikailag megszerzik a telefon<text:span text:style-name="T257">t</text:span> ÉS feloldják (tudják a jelkódo<text:span text:style-name="T257">t</text:span>, vagy rányomják <text:span text:style-name="T257">erőszakkal </text:span>az ujjlenyomat<text:span text:style-name="T257">unk</text:span>). Az Androidos telefonok közül még nem mindegyik háttértára titkosított – ezeknél ha megszerzik fizikailag a telefont, akkor elvileg hozzá lehet férni megfelelő kütyükkel.</text:p>
      <text:p text:style-name="Text_20_body">Tehát: használj<text:span text:style-name="T257">unk</text:span> E2EE üzenetküldőt ÉS vigyázz<text:span text:style-name="T257">unk</text:span> fizikailag telefon<text:span text:style-name="T257">unkra, </text:span><text:span text:style-name="T260">mert a fizikai hozzáféréstől a cevegőprogram nem véd – nem is arra lett kitalálva</text:span>. <text:span text:style-name="T260">Viszont a</text:span><text:span text:style-name="T179"> paranoia nem indokolt:</text:span> egy átlagember telefonját nem fogják ellopás után <text:span text:style-name="T257">adatokért </text:span>hekkelni, <text:span text:style-name="T257">ez</text:span> iszonyú idő és energia, <text:span text:style-name="T257">továbbá</text:span> szakértelem<text:span text:style-name="T257">et is igényel</text:span>, meg minek ugye... Inkább törlik és eladják a Blaha aluljáróban..</text:p>
      <text:p text:style-name="Horizontal_20_Line"/>
      <text:p text:style-name="P27"><text:span text:style-name="T195">A </text:span><text:span text:style-name="T187">következő részben tudatos internet használatról, böngészésről lesz sz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06T20:40:57.354819601</dc:date>
    <meta:editing-duration>P8DT1H2M28S</meta:editing-duration>
    <meta:editing-cycles>276</meta:editing-cycles>
    <meta:generator>LibreOffice/7.0.4.2$MacOSX_X86_64 LibreOffice_project/dcf040e67528d9187c66b2379df5ea4407429775</meta:generator>
    <meta:document-statistic meta:table-count="0" meta:image-count="0" meta:object-count="0" meta:page-count="6" meta:paragraph-count="57" meta:word-count="2838" meta:character-count="21244" meta:non-whitespace-character-count="18410"/>
  </office:meta>
</office:document-meta>
</file>